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-block-size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spat-LFO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-dep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record-set</text:p>
          </table:table-cell>
          <table:table-cell office:value-type="string" calcext:value-type="string">
            <text:p>bang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load-params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ad-bit-depth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ad-tempo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ad-time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7:24:40.407467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6-01T17:25:44.029672110</dc:date>
    <meta:editing-duration>P1DT18H20M3S</meta:editing-duration>
    <meta:editing-cycles>54</meta:editing-cycles>
    <meta:generator>LibreOffice/6.0.7.3$Linux_X86_64 LibreOffice_project/00m0$Build-3</meta:generator>
    <meta:document-statistic meta:table-count="2" meta:cell-count="170" meta:object-count="0"/>
  </office:meta>
</office:document-meta>
</file>